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center" style:justify-single-word="false"/>
      <style:text-properties style:font-name="Arial" fo:font-weight="bold" officeooo:rsid="00f8c179" officeooo:paragraph-rsid="00f11d1f" style:font-weight-asian="bold" style:font-weight-complex="bold"/>
    </style:style>
    <style:style style:name="P3"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7c36" officeooo:paragraph-rsid="00e57c36"/>
    </style:style>
    <style:style style:name="P4"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a315" officeooo:paragraph-rsid="00bc6be4"/>
    </style:style>
    <style:style style:name="P5"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069b6a"/>
    </style:style>
    <style:style style:name="P6"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f926bb"/>
    </style:style>
    <style:style style:name="P7"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fe6f69"/>
    </style:style>
    <style:style style:name="P8"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fee263"/>
    </style:style>
    <style:style style:name="P9"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1026253"/>
    </style:style>
    <style:style style:name="P10"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069b6a" fo:background-color="#fff200"/>
    </style:style>
    <style:style style:name="P11"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08109de" officeooo:paragraph-rsid="00f926bb" style:font-weight-asian="bold" style:font-weight-complex="bold"/>
    </style:style>
    <style:style style:name="P12" style:family="paragraph" style:parent-style-name="Footer">
      <style:paragraph-properties fo:text-align="center" style:justify-single-word="false"/>
      <style:text-properties officeooo:rsid="009a1ea5" officeooo:paragraph-rsid="009a1ea5"/>
    </style:style>
    <style:style style:name="P13" style:family="paragraph" style:parent-style-name="Standard" style:master-page-name="">
      <style:paragraph-properties fo:text-align="justify" style:justify-single-word="false" style:page-number="auto"/>
      <style:text-properties fo:font-variant="normal" fo:text-transform="none" style:use-window-font-color="true" style:font-name="ARIAL" fo:font-size="12pt" fo:letter-spacing="normal" fo:font-style="normal" fo:font-weight="normal" officeooo:rsid="008109de" officeooo:paragraph-rsid="00069b6a"/>
    </style:style>
    <style:style style:name="P14"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8109de" officeooo:paragraph-rsid="00f926bb"/>
    </style:style>
    <style:style style:name="P15"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8109de" officeooo:paragraph-rsid="00fe6f69"/>
    </style:style>
    <style:style style:name="P16"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8109de" officeooo:paragraph-rsid="00fee263"/>
    </style:style>
    <style:style style:name="T1" style:family="text">
      <style:text-properties officeooo:rsid="00f20a80"/>
    </style:style>
    <style:style style:name="T2" style:family="text">
      <style:text-properties fo:font-weight="bold" style:font-weight-asian="bold" style:font-weight-complex="bold"/>
    </style:style>
    <style:style style:name="T3" style:family="text">
      <style:text-properties fo:font-weight="bold" officeooo:rsid="01046c1f"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background-color="#fff200" loext:char-shading-value="0"/>
    </style:style>
    <style:style style:name="T6" style:family="text">
      <style:text-properties officeooo:rsid="00fda136"/>
    </style:style>
    <style:style style:name="T7" style:family="text">
      <style:text-properties officeooo:rsid="00fee263"/>
    </style:style>
    <style:style style:name="T8" style:family="text">
      <style:text-properties officeooo:rsid="00ffef86"/>
    </style:style>
    <style:style style:name="T9" style:family="text">
      <style:text-properties officeooo:rsid="010262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pan text:style-name="T2">Acervo -</text:span> Totalidade dos documentos de uma entidade produtora ou de uma entidade custodiadora.</text:p>
      <text:p text:style-name="P5"/>
      <text:p text:style-name="P5">· <text:span text:style-name="T2">Acessibilidade -</text:span> Facilidade no acesso ao conteúdo e ao significado de um objeto digital. (I) Accessibility. Ver: Acessibilidade, Acesso.</text:p>
      <text:p text:style-name="P5"/>
      <text:p text:style-name="P5"><text:span text:style-name="T2">· Acesso -</text:span> Direito, oportunidade ou meio de encontrar, recuperar e usar a informação. Ver: Acessibilidade; Classificação (2); Credencial de Segurança.</text:p>
      <text:p text:style-name="P5"/>
      <text:p text:style-name="P5">· <text:span text:style-name="T3">Instrumento de Medição de Resultados</text:span><text:span text:style-name="T2"> (</text:span><text:span text:style-name="T3">IMR</text:span><text:span text:style-name="T2">) -</text:span> Termos objetivos sobre a prestação de níveis de serviços e constantes do Termo de Referência para contratação dos serviços. É utilizado para validação dos resultados e aplicação de penalidades.</text:p>
      <text:p text:style-name="P5"/>
      <text:p text:style-name="P5"><text:span text:style-name="T2">· Anexo -</text:span> Um objeto digital que segue junto com uma mensagem de correio eletrônico, com um documento ou um fluxo de trabalho. (I ) Attachment.</text:p>
      <text:p text:style-name="P5"/>
      <text:p text:style-name="P5"><text:span text:style-name="T2">· Anotação - </text:span>Informação acrescentada ao documento arquivístico após sua produção. Exemplos: “urgente”, “arquive-se”, número do protocolo, código de classificação, temporalidade, data, hora e local da transmissão, indicação de anexos e outros.</text:p>
      <text:p text:style-name="P5"/>
      <text:p text:style-name="P6"><text:span text:style-name="T2">· Arquivamento</text:span> – </text:p>
      <text:p text:style-name="P6"/>
      <text:p text:style-name="P6">1. Sequência de operações intelectuais e físicas que visam à guarda ordenada de documentos.</text:p>
      <text:p text:style-name="P5"/>
      <text:p text:style-name="P5">2. Ação pela qual uma autoridade determina a guarda de um documento, cessada a sua tramitação.</text:p>
      <text:p text:style-name="P5"/>
      <text:p text:style-name="P5"><text:span text:style-name="T2">· Arquivística (Arquivologia) </text:span>- É um campo de conhecimento que estuda a informação arquivística, isto é, a informação ligada a processos de trabalho. É um conjunto de princípios, conceitos e técnicas a serem observadas na produção, organização, guarda, preservação e uso de documentos em arquivos.</text:p>
      <text:p text:style-name="P5"/>
      <text:p text:style-name="P6"><text:span text:style-name="T2">· Arquivo -</text:span> </text:p>
      <text:p text:style-name="P6"/>
      <text:p text:style-name="P6">1. Conjunto de documentos produzidos e acumulados por uma entidade coletiva, pública ou privada, pessoa ou família, no desempenho de suas atividades, independente da natureza dos suportes.</text:p>
      <text:p text:style-name="P6">2. Instituição ou serviço que tem por finalidade a custódia, o processamento técnico, a conservação e o acesso a documento arquivístico. Ver: Arquivo Digital.</text:p>
      <text:p text:style-name="P6"/>
      <text:p text:style-name="P5"><text:span text:style-name="T2">· Assentamento Funcional Digital –</text:span> Dossiê, em mídia digital, fonte primária de informação de dados do servidor público federal e que substituirá a Pasta Funcional ou Assentamento Funcional.</text:p>
      <text:p text:style-name="P5"/>
      <text:p text:style-name="P5"><text:soft-page-break/><text:span text:style-name="T2">· Assentamento Funcional Digitalizado –</text:span> Dossiê de documentos digitalizados obtidos a partir de serviços de digitalização do dossiê (Pasta Funcional) dos servidores da ativa, aposentados, pensionistas e outros dossiês associados às atividades do servidor público.</text:p>
      <text:p text:style-name="P5"/>
      <text:p text:style-name="P5"><text:span text:style-name="T2">· Atualização - </text:span>Técnica de migração que consiste em copiar os dados de um suporte para outro sem mudar sua codificação para evitar perdas de dados provocadas por deterioração do suporte. (I) Refreshing. Ver: Conversão; Migração; Reformatação.</text:p>
      <text:p text:style-name="P5"/>
      <text:p text:style-name="P5"><text:span text:style-name="T2">· Autenticidade - </text:span>Credibilidade de um documento. É a qualidade de um documento ser o que diz ser e que está livre de adulteração ou qualquer outro tipo de corrupção. Ver: Autenticação; Certificado de Autenticidade.</text:p>
      <text:p text:style-name="P5"/>
      <text:p text:style-name="P6"><text:span text:style-name="T2">· Banco de Dados -</text:span> </text:p>
      <text:p text:style-name="P6"/>
      <text:p text:style-name="P6">1. Ambiente computacional composto por:</text:p>
      <text:p text:style-name="P14">a) dados estruturados em bases de dados relacionadas entre si, segundo um modelo de dados; </text:p>
      <text:p text:style-name="P14">b) regras que definem as operações válidas sobre os dados e garantem sua integridade. </text:p>
      <text:p text:style-name="P6"/>
      <text:p text:style-name="P6"><text:span text:style-name="T2">2. Sistema Gerenciador de Banco de Dados - SGBD:</text:span> software que implementa o banco de dados e permite a realização de operações de manipulação de dados (inclusão, alteração, exclusão, consulta) e administrativas (gestão de usuários, cópia e restauração de dados, alterações no modelo de dados). Ver: Base de Dados.</text:p>
      <text:p text:style-name="P6"/>
      <text:p text:style-name="P5"><text:span text:style-name="T2">· Base de Dados - </text:span>Conjunto de dados estruturados, com as respectivas regras de acesso, formatação e validação e gerenciados por um sistema gerenciador de banco de dados – SGBD. Ver: Banco de Dados.</text:p>
      <text:p text:style-name="P5"/>
      <text:p text:style-name="P5"><text:span text:style-name="T2">· BD do Sistema de Gestão de Serviços – </text:span>Banco de Dados com diferentes Tabelas, criado, especialmente para controlar os serviços do Projeto AFD e receber os dados a serem utilizados na validação e população do Banco de Dados no novo Sistema de Gestão de Pessoas da SRH.</text:p>
      <text:p text:style-name="P5"/>
      <text:p text:style-name="P5"><text:span text:style-name="T2">· Caixa-Arquivo – </text:span>Caixa de papelão (embalagem física) que conterá os documentos a partir da retirada da Pasta Funcional do órgão que emitiu Romaneio de Serviço e recebida pela empresa.</text:p>
      <text:p text:style-name="P5"/>
      <text:p text:style-name="P6"><text:span text:style-name="T2">· Captura - </text:span>Incorporação de um documento ao sistema de gestão arquivística, por meio do registro, classificação e arquivamento. Ver: Arquivamento; Classificação; Registro</text:p>
      <text:p text:style-name="P6"/>
      <text:p text:style-name="P6"><text:span text:style-name="T2">· Categoria de Sigilo – </text:span>Ver: Grau de Sigilo</text:p>
      <text:p text:style-name="P5"/>
      <text:p text:style-name="P6"><text:span text:style-name="T2">· Certificado de Autenticidade - </text:span>Declaração de autenticidade das reproduções dos documentos arquivísticos digitais emitida pela instituição responsável por sua preservação. Ver: Autenticação; Autenticidade.</text:p>
      <text:p text:style-name="P5"><text:soft-page-break/><text:span text:style-name="T2">· Ciclo Vital dos Documentos (Ciclo de Vida do Documento) - </text:span>Sucessivas fases pelas quais passam os documentos arquivísticos da sua Produção à Guarda Permanente ou Eliminação.</text:p>
      <text:p text:style-name="P5"/>
      <text:p text:style-name="P11">· Classificação -</text:p>
      <text:p text:style-name="P6">1. Análise e identificação do conteúdo de documentos, seleção da categoria de assunto sob a qual sejam recuperados, podendo-se lhes atribuir um código.</text:p>
      <text:p text:style-name="P6"/>
      <text:p text:style-name="P6">2. Atribuição a documentos, ou às informações neles contidas, de graus de sigilo, conforme legislação específica. Também chamada “Classificação de Segurança”. Ver: Código de Classificação; Grau de Sigilo; Plano de Classificação.</text:p>
      <text:p text:style-name="P6"/>
      <text:p text:style-name="P5"><text:span text:style-name="T2">· Código de Classificação - </text:span>Conjunto de símbolos, normalmente letras e/ou números, derivado de um plano de classificação. Ver: Classificação; Plano de Classificação.</text:p>
      <text:p text:style-name="P5"/>
      <text:p text:style-name="P5"><text:span text:style-name="T2">· Completeza -</text:span> Atributo de um documento arquivístico que se refere à presença de todos os elementos intrínsecos e extrínsecos exigidos pela organização produtora e pelo sistema jurídico-administrativo a que pertence, de maneira a ser capaz de gerar consequências. <text:span text:style-name="T5">(I) Completeness.</text:span> Ver: Elemento Intrínseco; Elemento Extrínseco; Confiabilidade.</text:p>
      <text:p text:style-name="P5"/>
      <text:p text:style-name="P5"><text:span text:style-name="T2">· Confiabilidade - </text:span>Credibilidade de um documento arquivístico enquanto uma afirmação do fato. Existe quando um documento arquivístico pode sustentar o fato ao qual se refere sendo estabelecida pelo exame da completeza, da forma do documento e do grau de controle exercido no processo de sua criação. <text:span text:style-name="T5">(I) Reliability</text:span>. Ver: Completeza.</text:p>
      <text:p text:style-name="P5"/>
      <text:p text:style-name="P5"><text:span text:style-name="T2">· Confidencialidade –</text:span> Classificação de documentos ou informações que, se divulgadas para pessoas não autorizadas, podem causar danos ou colocar em risco os interessados produtores do documento ou informação (pessoas ou organizações).</text:p>
      <text:p text:style-name="P5"/>
      <text:p text:style-name="P5"><text:span text:style-name="T2">· Consulta das Pastas Funcionais - </text:span>Processo automatizado de consulta por CPF/Matrícula aos documentos já digitalizados na base única de imagens, para evitar a duplicidade do trabalho a ser realizado. Servidores com pastas duplicadas ou com documentos já digitalizados, não deverão ter seus documentos novamente processados.</text:p>
      <text:p text:style-name="P5"/>
      <text:p text:style-name="P5"><text:span text:style-name="T2">· Contexto -</text:span> Ambiente em que ocorre a ação registrada no documento. Na análise do contexto de um documento arquivístico o foco deixa de ser o documento em si e passa a abranger toda a estrutura que o envolve, ou seja, seu contexto documental, jurídico-administrativo, de procedimentos, de proveniência e tecnológico.</text:p>
      <text:p text:style-name="P5"/>
      <text:p text:style-name="P5"><text:span text:style-name="T2">· Contexto de Procedimentos -</text:span> Refere-se a normas internas que regulam a produção, tramitação, uso e arquivamento dos documentos da instituição.</text:p>
      <text:p text:style-name="P5"/>
      <text:p text:style-name="P5"><text:span text:style-name="T2">· Contexto de Proveniência -</text:span> Refere-se a organogramas, regimentos e regulamentos internos que identificam a instituição produtora de documentos. Ver: Contexto Documental; Contexto Jurídico-Administrativo; Contexto de Procedimentos; Contexto Tecnológico.</text:p>
      <text:p text:style-name="P5"><text:soft-page-break/><text:span text:style-name="T2">· Contexto Documental -</text:span> Refere-se a código de classificação, guias, índices e outros instrumentos que situam o documento dentro do conjunto a que pertence. Ver: Contexto; Contexto Jurídico-Administrativo; Contexto de Procedimentos; Contexto Tecnológico.</text:p>
      <text:p text:style-name="P5"/>
      <text:p text:style-name="P5"><text:span text:style-name="T2">· Contexto Jurídico-Administrativo -</text:span> Refere-se a leis e normas externas à instituição produtora de documentos as quais controlam a condução das atividades dessa mesma instituição. Ver: Contexto Documental; Contexto de Procedimentos; Contexto Tecnológico.</text:p>
      <text:p text:style-name="P5"/>
      <text:p text:style-name="P5"><text:span text:style-name="T2">· Contexto Tecnológico -</text:span> Refere-se ao ambiente tecnológico (hardware, software e padrões) que envolve o documento. Ver: Contexto Documental; Contexto Jurídico-Administrativo; Contexto de Procedimentos; Contexto de Proveniência.</text:p>
      <text:p text:style-name="P5"/>
      <text:p text:style-name="P5"><text:span text:style-name="T2">· Empresa –</text:span> Empresa vencedora do processo de licitação em cada lote <text:span text:style-name="T6">ou item</text:span> e para a qual é adjudicado um contrato para realização do objeto, conforme itens <text:span text:style-name="T6">ou</text:span> lotes especificados em edital.</text:p>
      <text:p text:style-name="P5"/>
      <text:p text:style-name="P5"><text:span text:style-name="T2">· Contratante –</text:span> Entidade ou órgão que, após processo licitatório, assume as responsabilidades de condução do serviço ou compra de produto a ser fornecido pela empresa.</text:p>
      <text:p text:style-name="P5"/>
      <text:p text:style-name="P7"><text:span text:style-name="T2">· Controle de Versão -</text:span> Conjunto de operações que permite gerenciar as versões de um documento arquivístico digital. Ver: Identificador Único </text:p>
      <text:p text:style-name="P7"/>
      <text:p text:style-name="P7"><text:span text:style-name="T2">· Conversão -</text:span> Técnica de migração que pode se configurar de diversas formas, tais como: </text:p>
      <text:p text:style-name="P15">1. conversão de dados: mudança de um formato para outro. </text:p>
      <text:p text:style-name="P15"/>
      <text:p text:style-name="P15">2. conversão de sistema computacional: mudança do modelo de computador e de seus periféricos. (I) Conversion. Ver: Migração; Atualização; Reformatação.</text:p>
      <text:p text:style-name="P7"/>
      <text:p text:style-name="P5"><text:span text:style-name="T2">· Correio Eletrônico -</text:span> Sistema usado para criar, transmitir e receber mensagem eletrônica e outros documentos digitais por meio de redes de computadores.(I) e-mail. Ver: Endereço de Correio Eletrônico; Mensagem Eletrônica.</text:p>
      <text:p text:style-name="P5"/>
      <text:p text:style-name="P5"><text:span text:style-name="T2">· Credencial de Segurança -</text:span> Um ou vários atributos, associados a um usuário ou serviço, que definem as categorias de segurança segundo as quais o acesso é concedido.</text:p>
      <text:p text:style-name="P5"/>
      <text:p text:style-name="P5"><text:span text:style-name="T2">· Cronograma Físico de Execução –</text:span> Cronograma com atividades e datas sem a presença de valores financeiros associados a cada fase ou etapa.</text:p>
      <text:p text:style-name="P5"/>
      <text:p text:style-name="P5"><text:span text:style-name="T2">· Custódia -</text:span> Responsabilidade jurídica de guarda e proteção de arquivos, independente de vínculo de propriedade.</text:p>
      <text:p text:style-name="P5"/>
      <text:p text:style-name="P5"><text:span text:style-name="T2">· Dado -</text:span> Representação de todo e qualquer elemento de conteúdo cognitivo, passível de ser comunicado, processado e interpretado de forma manual ou automática. Ver: Metadados.</text:p>
      <text:p text:style-name="P5"><text:soft-page-break/><text:span text:style-name="T2">· Desarquivamento –</text:span> Dado que um documento é considerado arquivado, após ter sido processado e produzido, determina-se como desarquivamento, o procedimento de recolocação deste documento à disposição de usuários autorizados para acesso ao mesmo.</text:p>
      <text:p text:style-name="P5"/>
      <text:p text:style-name="P5"><text:span text:style-name="T2">· Destinação -</text:span> Decisão, com base na avaliação, quanto ao encaminhamento dos documentos para a guarda permanente ou eliminação. Ver: Eliminação; Recolhimento.</text:p>
      <text:p text:style-name="P5"/>
      <text:p text:style-name="P5"><text:span text:style-name="T2">· Digitalização -</text:span> Processo de conversão de um documento para o formato digital, por meio de dispositivo apropriado.</text:p>
      <text:p text:style-name="P5"/>
      <text:p text:style-name="P8"><text:span text:style-name="T2">· Disponibilidade –</text:span> </text:p>
      <text:p text:style-name="P8"/>
      <text:p text:style-name="P16">1. Após criado, um documento pode ou não estar disponível.</text:p>
      <text:p text:style-name="P16">2. Um sistema é considerado disponível caso se mantenha funcionando e acessível pelo período <text:span text:style-name="T7">preestabelecido</text:span> no Acordo de Nível de Serviço (ANS).</text:p>
      <text:p text:style-name="P8"/>
      <text:p text:style-name="P5"><text:span text:style-name="T2">· Documento -</text:span> Unidade de registro de informações, qualquer que seja o formato ou suporte. Ver: Documento Digital; Documento Eletrônico; Suporte.</text:p>
      <text:p text:style-name="P5"/>
      <text:p text:style-name="P5"><text:span text:style-name="T2">· Documento Arquivístico -</text:span> Documento produzido (elaborado ou recebido), no curso de uma atividade prática, como instrumento ou resultado da tal atividade sendo retido para ação ou como referência. (I) Record.</text:p>
      <text:p text:style-name="P5"/>
      <text:p text:style-name="P5"><text:span text:style-name="T2">· Documento Arquivístico Digital -</text:span> Documento digital reconhecido e tratado como um documento arquivístico.(i) Digital record. Ver: Documento Arquivístico; Documento Digital.</text:p>
      <text:p text:style-name="P5"/>
      <text:p text:style-name="P5"><text:span text:style-name="T2">· Documentos Funcionais -</text:span> Entende-se por documentos funcionais todos os documentos oficiais associados à vida do servidor público. Parte destes documentos é obrigatória nas pastas funcionais atuais dos servidores. Alguns outros são associados ao servidor e fazem parte de sistemas de controles administrativos fora do âmbito da gestão de recursos humanos. Uma Tabela de Documentos Funcionais do Servidor Público, constando a temporalidade e validade de cada documento, a classificação de segurança da informação é essencial para avaliar, preparar e validar os documentos nas pastas funcionais de cada servidor.</text:p>
      <text:p text:style-name="P5"/>
      <text:p text:style-name="P5"><text:span text:style-name="T2">· Documentos de Valor Permanente – </text:span>Documentos cuja validade não tenham data prevista de encerramento.</text:p>
      <text:p text:style-name="P5"/>
      <text:p text:style-name="P5"><text:span text:style-name="T2">· Dossiê - </text:span>Conjunto de documentos relacionados entre si por ação, evento, pessoa, lugar, projeto, que constitui uma unidade. Ver: Dossiê Híbrido; Processo; Pasta Funcional.</text:p>
      <text:p text:style-name="P5"/>
      <text:p text:style-name="P5"><text:span text:style-name="T2">· Dossiê Híbrido -</text:span> Dossiê constituído por documentos digitais e não digitais. Por exemplo: projetos arquitetônicos que apresentam a descrição em papel e as plantas em disco óptico. Ver: Processo Híbrido; Pasta Funcional Híbrida.</text:p>
      <text:p text:style-name="P5"/>
      <text:p text:style-name="P5"><text:soft-page-break/><text:span text:style-name="T2">· Edital - </text:span>Documento através do qual a instituição compradora (<text:span text:style-name="T8">TRE-SE</text:span>) estabelece todas as condições da licitação que será realizada e divulga todas as características do bem ou serviço que será adquirido.</text:p>
      <text:p text:style-name="P5"/>
      <text:p text:style-name="P5"><text:span text:style-name="T2">· Elemento Extrínseco -</text:span> Atributo que caracteriza a forma externa do documento arquivístico. Exemplo: tipo, cor e tamanho da letra; apresentação (textual, gráfico, sonoro ou multimídia); selo, logomarca; assinatura digital; links e outros. Ver: Documento Arquivístico; Elemento Intrínseco.</text:p>
      <text:p text:style-name="P5"/>
      <text:p text:style-name="P5"><text:span text:style-name="T2">· Elemento Intrínseco - </text:span>Atributo que caracteriza a forma interna do documento arquivístico. Exemplo: autor, destinatário, data, local, assinatura, assunto e outros. Ver: Documento Arquivístico; Elemento Extrínseco.</text:p>
      <text:p text:style-name="P5"/>
      <text:p text:style-name="P5"><text:span text:style-name="T2">· Eliminação -</text:span> Destruição de documentos que, na avaliação, foram considerados sem valor para a guarda permanente.</text:p>
      <text:p text:style-name="P5"/>
      <text:p text:style-name="P5"><text:span text:style-name="T2">Emulação -</text:span> Estratégia de preservação digital que se baseia na utilização de recursos computacionais para fazer uma tecnologia atual funcionar com as características de uma obsoleta aceitando as mesmas entradas e produzindo as mesmas saídas.</text:p>
      <text:p text:style-name="P5"/>
      <text:p text:style-name="P5"><text:span text:style-name="T2">· Exportação - </text:span>Processo de transferência de dados de um sistema informatizado para outro, podendo haver uma conversão. (Ver: Conversão).</text:p>
      <text:p text:style-name="P5"/>
      <text:p text:style-name="P5"><text:span text:style-name="T2">· Forma Documental -</text:span> Regras de representação de acordo com as quais o conteúdo de um documento arquivístico, seu contexto administrativo e documental e sua autoridade são comunicados. A forma documental possui elementos extrínsecos e intrínsecos. (I) documentary form. Ver também: Elemento Extrínseco; Elemento Intrínseco.</text:p>
      <text:p text:style-name="P5"/>
      <text:p text:style-name="P5"><text:span text:style-name="T2">· Gestão Arquivística de Documentos -</text:span> Conjunto de procedimentos e operações técnicas referentes à produção, tramitação, uso, avaliação e arquivamento de documentos arquivísticos em fase corrente e intermediária, visando a sua eliminação ou recolhimento para guarda permanente. (I) Record Management. Ver: Sistema de Gestão Arquivísticas de Documentos; Sistemas Informatizados de Gestão Arquivística de Documentos.</text:p>
      <text:p text:style-name="P5"/>
      <text:p text:style-name="P5"><text:span text:style-name="T2">· </text:span><text:span text:style-name="T4">Grau de Sigilo - </text:span><text:span text:style-name="T5">Graduação de sigilo atribuída a um documento ou parte dele em razão da natureza de seu conteúdo com o objetivo de limitar sua divulgação a quem tenha necessidade de conhecê-lo.</text:span></text:p>
      <text:p text:style-name="P5"/>
      <text:p text:style-name="P5"><text:span text:style-name="T2">· Identificador Único -</text:span> Código gerado automaticamente que identifica o dossiê, o processo ou o item documental de maneira a distinguí-lo dos demais. (I) File Identifier. Ver: Controle de Versão.</text:p>
      <text:p text:style-name="P5"/>
      <text:p text:style-name="P5"><text:span text:style-name="T2">· Índice –</text:span> Atributo de um documento utilizado para localização e recuperação do mesmo em momento posterior.</text:p>
      <text:p text:style-name="P5"/>
      <text:p text:style-name="P5"><text:span text:style-name="T2">· Informação -</text:span> Elemento referencial, noção, ideia ou mensagem contida num documento.</text:p>
      <text:p text:style-name="P5"><text:soft-page-break/></text:p>
      <text:p text:style-name="P5"><text:span text:style-name="T2">· Integridade -</text:span> Estado dos documentos que se encontram completo e que não sofreram nenhum tipo de corrupção ou alteração não autorizada.</text:p>
      <text:p text:style-name="P5"/>
      <text:p text:style-name="P5"><text:span text:style-name="T2">· Item Documental -</text:span> A menor unidade arquivística intelectualmente indivisível.</text:p>
      <text:p text:style-name="P5"/>
      <text:p text:style-name="P5"><text:span text:style-name="T2">· Irretratabilidade -</text:span> Impossibilidade de negar a autoria em relação a uma atividade, serviço ou transação realizada anteriormente.</text:p>
      <text:p text:style-name="P5"/>
      <text:p text:style-name="P5"><text:span text:style-name="T2">· Maço - </text:span>Conjunto de documentos reunidos por um critério contidos no mesmo invólucro.</text:p>
      <text:p text:style-name="P5"/>
      <text:p text:style-name="P5"><text:span text:style-name="T2">· Mapa de locação – </text:span>Trata da informação de local físico de armazenamento de grupos de documentos (no caso de caixas de pastas funcionais, tendo como exemplo a definição de: arquivo de origem, corredor, estante e caixa).</text:p>
      <text:p text:style-name="P5"/>
      <text:p text:style-name="P5"><text:span text:style-name="T2">· Mídia – </text:span>Ver: Suporte.</text:p>
      <text:p text:style-name="P5"/>
      <text:p text:style-name="P9"><text:span text:style-name="T2">· Migração -</text:span> Conjunto de procedimentos e técnicas para manter e assegurar a capacidade dos Objetos Digitais serem acessados face às mudanças tecnológicas. Consiste na transferência de um Objeto Digital: </text:p>
      <text:p text:style-name="P9">a) de um Suporte que está se tornando obsoleto, fisicamente deteriorado ou instável para um Suporte mais novo; </text:p>
      <text:p text:style-name="P9">b) de um formato obsoleto para um formato mais atual ou padronizado; c) de uma plataforma computacional em vias de descontinuidade para outra mais moderna. Pode ocorrer por Conversão, por Atualização ou por Reformatação. Ver: Acessibilidade; Conversão; Objeto Digital; Reformatação; Atualização.</text:p>
      <text:p text:style-name="P9"/>
      <text:p text:style-name="P5"><text:span text:style-name="T2">· Minuta -</text:span> Versão preliminar de Documento sujeita à aprovação.</text:p>
      <text:p text:style-name="P5"/>
      <text:p text:style-name="P9"><text:span text:style-name="T2">· Objeto Digital -</text:span> Conjunto de uma ou mais cadeias de bits que registram o conteúdo do objeto e de seus Metadados associados. Constitui-se de três níveis: </text:p>
      <text:p text:style-name="P9">1. Nível Físico – Refere-se ao Objeto Digital enquanto fenômeno físico que registra as codificações lógicas dos bits nos Suportes. (e.g. No suporte magnético, o Objeto Físico é a sequência do estado de polaridades negativas e positivas; No suporte óptico, é a sequência de estados de translucidez, transparência e opacidade);</text:p>
      <text:p text:style-name="P9"/>
      <text:p text:style-name="P9">2. Nível Lógico – Refere-se ao Objeto Digital enquanto conjunto de sequências de bits, que constitui a base dos objetos conceituais;</text:p>
      <text:p text:style-name="P9"/>
      <text:p text:style-name="P9">3. Nível Conceitual – Refere-se ao Objeto Digital que se apresenta de maneira compreensível para o usuário. (e.g. O documento visualizado na tela do computador. (I) Digital Object. Ver: Arquivo Digital.</text:p>
      <text:p text:style-name="P9"/>
      <text:p text:style-name="P10"><text:span text:style-name="T2">· Ordem de Serviço -</text:span> Registro eletrônico gerado pelo <text:span text:style-name="T9">TRE-SE</text:span> que indica a liberação para realização de um quantitativo de documentos eletrônicos a serem tratados no local especificado na ordem de serviço para conhecimento do órgão ou entidade beneficiada. Além dos dados de definição da ordem de serviço (número único, data, órgão ou entidade <text:soft-page-break/>beneficiada, Empresa autorizada, autorizante, responsável no órgão) constam também uma lista de CPFs e matrículas associadas à pastas funcionais que devem ser tratadas. A seleção e liberação ao contratado se dão intempestivamente em grupos (ou ao todo) destes CPF/Matrículas, segundo a observação do órgão ou entidade beneficiada, sob a forma de Romaneio, grupos selecionados desta lista, até sua plena realização.</text:p>
      <text:p text:style-name="P10"/>
      <text:p text:style-name="P5"><text:span text:style-name="T2">· Organicidade - </text:span>Relações que os Documentos Arquivísticos guardam entre sim e que expressam as funções e atividades da pessoa ou organização que os produziu. Constitui-se em um atributo essencial para que um determinado conjunto de Documentos seja considerado um Arquivo. Ver: Documento Arquivísticos.</text:p>
      <text:p text:style-name="P5"/>
      <text:p text:style-name="P5"><text:span text:style-name="T2">· Original - </text:span>Primeiro documento completo e efetivo.</text:p>
      <text:p text:style-name="P5"/>
      <text:p text:style-name="P5"><text:span text:style-name="T2">· Pastas Funcionais -</text:span> Conjunto de documentos relativos à vida funcional do servidor público constante das pastas funcionais físicas, existentes em cada unidade de recursos humanos.</text:p>
      <text:p text:style-name="P5"/>
      <text:p text:style-name="P5"><text:span text:style-name="T2">· Pastas Funcionais Digitalizadas -</text:span> As pastas funcionais hoje existentes serão digitalizadas para integrarem o banco de dados de informações do Servidor Público, em um único repositório para que sirva de preparação para as diversas instâncias do Assentamento Funcional Digital.</text:p>
      <text:p text:style-name="P5"/>
      <text:p text:style-name="P5"><text:span text:style-name="T2">· Plano de Classificação -</text:span> Esquema de distribuição de Documentos em classes, de acordo com métodos de Arquivamento específicos, elaborado a partir do estudo das estruturas e funções de uma instituição e da análise do arquivo por ela produzido. Expressão geralmente adotada em arquivos correntes. Ver: Classificação; Código de Classificação.</text:p>
      <text:p text:style-name="P5"/>
      <text:p text:style-name="P5"><text:span text:style-name="T2">· Processo - </text:span>Conjunto de documentos oficialmente reunidos no decurso de uma ação administrativa ou judicial. Normalmente é composto por vários documentos vinculados a sistemas. Ver: Dossiê; Processo Híbrido.</text:p>
      <text:p text:style-name="P5"/>
      <text:p text:style-name="P5"><text:span text:style-name="T2">· Processo Híbrido -</text:span> Processo constituído de Documentos Digitais e não-digitais, reunidos no decurso de uma ação administrativa ou judicial, formando um conjunto conceitualmente e logicamente indivisível.Ver: Dossiê Híbrido.</text:p>
      <text:p text:style-name="P5"/>
      <text:p text:style-name="P5"><text:span text:style-name="T2">· Recolhimento -</text:span> Entrada de documentos em arquivos permanentes.</text:p>
      <text:p text:style-name="P5"/>
      <text:p text:style-name="P5"><text:span text:style-name="T2">· Recuperação da Informação -</text:span> Processo de Pesquisa, Localização e apresentação do documento em Sistemas de Informação. É feita por meio da formulação de estratégias de buscas para identificação e localização de Documentos Indexados e seus Metadados. A apresentação do resultado pode ser feita por meio de visualização em tela, impressão, conversão e exibição de dados de áudio e vídeo.</text:p>
      <text:p text:style-name="P5"/>
      <text:p text:style-name="P5"><text:span text:style-name="T2">· Reformatação -</text:span> Técnica de Migração que consiste na mudança da forma ou dispositivo de apresentação de um documento para fins de acesso ou manutenção dos dados. (e.g. <text:soft-page-break/>Transformação de documentos suportados em papel em Microfilme ou Mídia Digital Móvel.) Ver: Conversão; Migração; Atualização.</text:p>
      <text:p text:style-name="P5"/>
      <text:p text:style-name="P5"><text:span text:style-name="T2">· Regime Celetista -</text:span> Regime de trabalho no qual o profissional tem a carteira de trabalho assinada sendo regido pela Consolidação das Leis do Trabalho.</text:p>
      <text:p text:style-name="P5"/>
      <text:p text:style-name="P10"><text:span text:style-name="T2">· Relação de Documentos Funcionais -</text:span> Relação de documentos constantes da Pasta Funcional ou associada à vida funcional do servidor.</text:p>
      <text:p text:style-name="P10"/>
      <text:p text:style-name="P5"><text:span text:style-name="T2">· Restauração -</text:span> Tem por objetivo revitalizar a concepção original, ou seja, a legibilidade do objeto (no caso documento). A restauração e a restituição de detalhes e características do objeto baseiam-se no respeito ao material original, à evidência arqueológica, ao plano inicial e aos documentos autênticos. A reposição de partes que faltam ou que se deterioraram deve se integrar harmoniosamente com o “todo”, mas é preciso que, por meio de uma observação atenta, essas partes respostas possam ser destacadas a fim de que a restauração não falsifique a autenticidade do documento.</text:p>
      <text:p text:style-name="P5"/>
      <text:p text:style-name="P5"><text:span text:style-name="T2">· Romaneio - </text:span>Relação de um agrupamento de pastas funcionais gerado pelo órgão para a empresa, seguido de entrega das respectivas pastas físicas.</text:p>
      <text:p text:style-name="P10"/>
      <text:p text:style-name="P5"><text:span text:style-name="T2">· Sistema de Informação -</text:span> Conjunto organizado de políticas, procedimentos, pessoas, equipamentos e programas computacionais que produzem, processam, armazenam e proveem acesso à informação. (I) Information systems.</text:p>
      <text:p text:style-name="P5"/>
      <text:p text:style-name="P5"><text:span text:style-name="T2">· Sistema de Gestão Arquivística de Documentos -</text:span> Conjunto de procedimentos e operações técnicas cuja interação permite a eficiência e a eficácia da gestão arquivística de documentos. Ver: Gestão Arquivística de Documentos; Sistemas Informatizado de Gestão Arquivística de Documentos.</text:p>
      <text:p text:style-name="P5"/>
      <text:p text:style-name="P5"><text:span text:style-name="T2">· Sistema Informatizado de Gestão Arquivística de Documentos -</text:span> Conjunto de procedimentos e operações técnicas característico do sistema de Gestão Arquivística de Documentos processado eletronicamente e aplicável em Ambientes Digitais ou Híbridos. Ver: Gestão Arquivística de Documentos; Captura.</text:p>
      <text:p text:style-name="P5"/>
      <text:p text:style-name="P5"><text:span text:style-name="T2">· Sistemas Estruturantes –</text:span> Sistemas que atuam com interfaces ou dados de outros Sistemas. Servem para trocar informações detalhadas entre Sistemas do Governo Federal.</text:p>
      <text:p text:style-name="P5"/>
      <text:p text:style-name="P5"><text:span text:style-name="T2">· Suporte -</text:span> Base física sobre a qual a informação é registrada. (I) Medium, storage medium.</text:p>
      <text:p text:style-name="P5"/>
      <text:p text:style-name="P5"><text:span text:style-name="T2">· Sustentabilidade -</text:span> É um conceito sistêmico, relacionado com a continuidade dos aspectos econômicos, sociais, culturais e ambientais da sociedade humana.</text:p>
      <text:p text:style-name="P5"/>
      <text:p text:style-name="P5"><text:span text:style-name="T2">· Teste de Conformidade -</text:span> Um teste de conformidade visa observar se uma implementação apresenta o comportamento especificado, segundo critérios de atendimento pré-definidos. Associado a processos licitatórios, serve em geral para dar <text:soft-page-break/>garantia e validar ao contratante que o contratado tem a capacidade de executar minimamente como especificado os objetos contratados.</text:p>
      <text:p text:style-name="P5"><text:span text:style-name="T2">· Tramitação –</text:span> Fluxo do documento desde a sua produção ou recepção até o cumprimento de sua função administrativa. Também referido como trâmite ou movimentação de Documento ou Processo.</text:p>
      <text:p text:style-name="P5"/>
      <text:p text:style-name="P5"><text:span text:style-name="T2">· Transferência -</text:span> Passagem de documentos do arquivo corrente para o arquivo intermediário.</text:p>
      <text:p text:style-name="P5"/>
      <text:p text:style-name="P5"><text:span text:style-name="T2">· Usabilidade - </text:span>É um termo usado para definir a facilidade com que as pessoas podem empregar uma ferramenta ou objeto a fim de realizar uma tarefa específica.</text:p>
      <text:p text:style-name="P5"/>
      <text:p text:style-name="P5"><text:span text:style-name="T2">· Versão -</text:span> Uma ou mais variantes de um mesmo documento. (I) Version. Ver: Minuta; Controle de Versão.</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f8c179" officeooo:paragraph-rsid="00f11d1f" style:font-weight-asian="bold" style:font-weight-complex="bold"/>
    </style:style>
    <style:style style:name="MP3"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20a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VII</text:span></text:p>
        <text:p text:style-name="MP2">GLOSSÁRIO</text:p>
      </style:header>
      <style:footer>
        <text:p text:style-name="MP3">Pg.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08-19T16:22:40.116000000</dc:date>
    <meta:editing-duration>PT15H42M6S</meta:editing-duration>
    <meta:editing-cycles>244</meta:editing-cycles>
    <meta:generator>LibreOffice/6.0.6.2$Windows_X86_64 LibreOffice_project/0c292870b25a325b5ed35f6b45599d2ea4458e77</meta:generator>
    <meta:document-statistic meta:table-count="0" meta:image-count="0" meta:object-count="0" meta:page-count="10" meta:paragraph-count="122" meta:word-count="3339" meta:character-count="22660" meta:non-whitespace-character-count="19409"/>
  </office:meta>
</office:document-meta>
</file>